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puter Modern1" svg:font-family="'Computer Modern'"/>
    <style:font-face style:name="Computer Modern" svg:font-family="'Computer Modern'"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000000"/>
    </style:style>
    <style:style style:name="gr2"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3" style:family="graphic" style:parent-style-name="standard">
      <style:graphic-properties draw:stroke="none" draw:fill="none" draw:textarea-horizontal-align="left" draw:textarea-vertical-align="top" draw:auto-grow-height="true" draw:auto-grow-width="true" fo:min-height="0.581cm" fo:min-width="1.357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581cm" fo:min-width="1.044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581cm" fo:min-width="0.491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581cm" fo:min-width="0.629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581cm" fo:min-width="0.942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581cm" fo:min-width="1.937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81cm" fo:min-width="0.785cm" fo:padding-top="0cm" fo:padding-bottom="0cm" fo:padding-left="0cm" fo:padding-right="0cm"/>
    </style:style>
    <style:style style:name="gr10" style:family="graphic" style:parent-style-name="standard">
      <style:graphic-properties draw:stroke="solid" svg:stroke-width="0.052cm" svg:stroke-color="#0000ff" draw:stroke-linejoin="round" svg:stroke-linecap="square" draw:fill="none" fo:padding-top="0.026cm" fo:padding-bottom="0.026cm" fo:padding-left="0.026cm" fo:padding-right="0.026cm"/>
    </style:style>
    <style:style style:name="gr11"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2" style:family="graphic" style:parent-style-name="standard">
      <style:graphic-properties draw:stroke="none" draw:fill="none" draw:textarea-horizontal-align="left" draw:textarea-vertical-align="top" draw:auto-grow-height="true" draw:auto-grow-width="true" fo:min-height="0.581cm" fo:min-width="3.715cm" fo:padding-top="0cm" fo:padding-bottom="0cm" fo:padding-left="0cm" fo:padding-right="0cm"/>
    </style:style>
    <style:style style:name="gr13" style:family="graphic" style:parent-style-name="standard">
      <style:graphic-properties draw:stroke="dash" draw:stroke-dash="Fine_20_Dashed" svg:stroke-width="0.035cm" svg:stroke-color="#cc0000" draw:marker-start-width="0.21cm" draw:marker-end-width="0.21cm" draw:stroke-linejoin="miter" svg:stroke-linecap="square" draw:fill="none" fo:padding-top="0.017cm" fo:padding-bottom="0.017cm" fo:padding-left="0.017cm" fo:padding-right="0.017cm"/>
    </style:style>
    <style:style style:name="gr14" style:family="graphic" style:parent-style-name="objectwithoutfill">
      <style:graphic-properties svg:stroke-width="0.028cm" draw:marker-start="Small_20_Arrow" draw:marker-start-width="0.152cm" draw:marker-end="" draw:marker-end-width="0.242cm" draw:fill="none" draw:textarea-horizontal-align="center" draw:textarea-vertical-align="middle" fo:padding-top="0.014cm" fo:padding-bottom="0.014cm" fo:padding-left="0.014cm" fo:padding-right="0.014cm"/>
    </style:style>
    <style:style style:name="gr15" style:family="graphic" style:parent-style-name="objectwithoutfill">
      <style:graphic-properties svg:stroke-width="0.028cm" draw:marker-start="Small_20_Arrow" draw:marker-start-width="0.152cm" draw:marker-end="Small_20_Arrow" draw:marker-end-width="0.152cm" draw:fill="none" draw:textarea-horizontal-align="center" draw:textarea-vertical-align="middle" fo:padding-top="0.014cm" fo:padding-bottom="0.014cm" fo:padding-left="0.014cm" fo:padding-right="0.014cm"/>
    </style:style>
    <style:style style:name="gr16" style:family="graphic" style:parent-style-name="objectwithoutfill">
      <style:graphic-properties svg:stroke-width="0.028cm" draw:marker-start="" draw:marker-start-width="0.242cm" draw:marker-end="Small_20_Arrow" draw:marker-end-width="0.152cm" draw:fill="none" draw:textarea-horizontal-align="center" draw:textarea-vertical-align="middle" fo:padding-top="0.014cm" fo:padding-bottom="0.014cm" fo:padding-left="0.014cm" fo:padding-right="0.014cm"/>
    </style:style>
    <style:style style:name="gr17" style:family="graphic" style:parent-style-name="standard">
      <style:graphic-properties draw:stroke="none" svg:stroke-width="0.035cm" draw:stroke-linejoin="miter" draw:fill="solid" draw:fill-color="#ffffff"/>
    </style:style>
    <style:style style:name="gr18" style:family="graphic" style:parent-style-name="standard">
      <style:graphic-properties draw:stroke="none" svg:stroke-width="0.035cm" draw:stroke-linejoin="miter" draw:fill="solid" draw:fill-color="#000000"/>
    </style:style>
    <style:style style:name="P1" style:family="paragraph">
      <loext:graphic-properties draw:fill="solid" draw:fill-color="#000000"/>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text-properties fo:font-size="14pt" style:font-size-asian="14pt" style:font-size-complex="14pt"/>
    </style:style>
    <style:style style:name="P5" style:family="paragraph">
      <loext:graphic-properties draw:fill="none"/>
      <style:paragraph-properties fo:text-align="center"/>
    </style:style>
    <style:style style:name="P6" style:family="paragraph">
      <loext:graphic-properties draw:fill="solid" draw:fill-color="#ffffff"/>
    </style:style>
    <style:style style:name="T1" style:family="text">
      <style:text-properties fo:color="#000000" style:font-name="Computer Modern1" fo:font-size="14pt" fo:font-style="italic" style:font-size-asian="14pt" style:font-name-complex="Computer Modern1" style:font-size-complex="14pt" style:font-style-complex="italic"/>
    </style:style>
    <style:style style:name="T2" style:family="text">
      <style:text-properties fo:color="#000000" style:font-name="Computer Modern1" fo:font-size="14pt" style:font-size-asian="14pt" style:font-name-complex="Computer Modern1"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cm" svg:height="0.123cm" svg:x="2.994cm" svg:y="10.85cm" svg:viewBox="0 0 0 124" draw:points="0,0 0,124">
          <text:p/>
        </draw:polygon>
        <draw:line draw:style-name="gr2" draw:text-style-name="P2" draw:layer="layout" svg:x1="2.994cm" svg:y1="10.85cm" svg:x2="2.994cm" svg:y2="10.974cm">
          <text:p/>
        </draw:line>
        <draw:polygon draw:style-name="gr1" draw:text-style-name="P1" draw:layer="layout" svg:width="0cm" svg:height="0.123cm" svg:x="5.662cm" svg:y="10.85cm" svg:viewBox="0 0 0 124" draw:points="0,0 0,124">
          <text:p/>
        </draw:polygon>
        <draw:line draw:style-name="gr2" draw:text-style-name="P2" draw:layer="layout" svg:x1="5.662cm" svg:y1="10.85cm" svg:x2="5.662cm" svg:y2="10.974cm">
          <text:p/>
        </draw:line>
        <draw:frame draw:style-name="gr3" draw:text-style-name="P4" draw:layer="layout" svg:width="1.357cm" svg:height="0.581cm" svg:x="2.442cm" svg:y="10.983cm">
          <draw:text-box>
            <text:p text:style-name="P3"><text:span text:style-name="T1">−</text:span><text:span text:style-name="T2">100</text:span></text:p>
          </draw:text-box>
        </draw:frame>
        <draw:polygon draw:style-name="gr1" draw:text-style-name="P1" draw:layer="layout" svg:width="0cm" svg:height="0.123cm" svg:x="8.331cm" svg:y="10.85cm" svg:viewBox="0 0 0 124" draw:points="0,0 0,124">
          <text:p/>
        </draw:polygon>
        <draw:line draw:style-name="gr2" draw:text-style-name="P2" draw:layer="layout" svg:x1="8.331cm" svg:y1="10.85cm" svg:x2="8.331cm" svg:y2="10.974cm">
          <text:p/>
        </draw:line>
        <draw:frame draw:style-name="gr4" draw:text-style-name="P4" draw:layer="layout" svg:width="1.044cm" svg:height="0.581cm" svg:x="5.231cm" svg:y="10.983cm">
          <draw:text-box>
            <text:p text:style-name="P3"><text:span text:style-name="T1">−</text:span><text:span text:style-name="T2">50</text:span></text:p>
          </draw:text-box>
        </draw:frame>
        <draw:polygon draw:style-name="gr1" draw:text-style-name="P1" draw:layer="layout" svg:width="0cm" svg:height="0.123cm" svg:x="10.999cm" svg:y="10.85cm" svg:viewBox="0 0 0 124" draw:points="0,0 0,124">
          <text:p/>
        </draw:polygon>
        <draw:line draw:style-name="gr2" draw:text-style-name="P2" draw:layer="layout" svg:x1="10.999cm" svg:y1="10.85cm" svg:x2="10.999cm" svg:y2="10.974cm">
          <text:p/>
        </draw:line>
        <draw:frame draw:style-name="gr5" draw:text-style-name="P4" draw:layer="layout" svg:width="0.491cm" svg:height="0.581cm" svg:x="8.211cm" svg:y="10.983cm">
          <draw:text-box>
            <text:p text:style-name="P3"><text:span text:style-name="T2">0</text:span></text:p>
          </draw:text-box>
        </draw:frame>
        <draw:polygon draw:style-name="gr1" draw:text-style-name="P1" draw:layer="layout" svg:width="0cm" svg:height="0.123cm" svg:x="13.667cm" svg:y="10.85cm" svg:viewBox="0 0 0 124" draw:points="0,0 0,124">
          <text:p/>
        </draw:polygon>
        <draw:line draw:style-name="gr2" draw:text-style-name="P2" draw:layer="layout" svg:x1="13.667cm" svg:y1="10.85cm" svg:x2="13.667cm" svg:y2="10.974cm">
          <text:p/>
        </draw:line>
        <draw:frame draw:style-name="gr6" draw:text-style-name="P4" draw:layer="layout" svg:width="0.629cm" svg:height="0.581cm" svg:x="10.759cm" svg:y="10.983cm">
          <draw:text-box>
            <text:p text:style-name="P3"><text:span text:style-name="T2">50</text:span></text:p>
          </draw:text-box>
        </draw:frame>
        <draw:frame draw:style-name="gr7" draw:text-style-name="P4" draw:layer="layout" svg:width="0.942cm" svg:height="0.581cm" svg:x="13.307cm" svg:y="10.983cm">
          <draw:text-box>
            <text:p text:style-name="P3"><text:span text:style-name="T2">100</text:span></text:p>
          </draw:text-box>
        </draw:frame>
        <draw:polygon draw:style-name="gr1" draw:text-style-name="P1" draw:layer="layout" svg:width="0.123cm" svg:height="0cm" svg:x="1.908cm" svg:y="10.85cm" svg:viewBox="0 0 124 0" draw:points="124,0 0,0">
          <text:p/>
        </draw:polygon>
        <draw:line draw:style-name="gr2" draw:text-style-name="P2" draw:layer="layout" svg:x1="2.032cm" svg:y1="10.85cm" svg:x2="1.908cm" svg:y2="10.85cm">
          <text:p/>
        </draw:line>
        <draw:frame draw:style-name="gr8" draw:text-style-name="P4" draw:layer="layout" svg:width="1.937cm" svg:height="0.581cm" svg:x="7.477cm" svg:y="11.561cm">
          <draw:text-box>
            <text:p text:style-name="P3"><text:span text:style-name="T2">Position</text:span></text:p>
          </draw:text-box>
        </draw:frame>
        <draw:polygon draw:style-name="gr1" draw:text-style-name="P1" draw:layer="layout" svg:width="0.123cm" svg:height="0cm" svg:x="1.908cm" svg:y="9.119cm" svg:viewBox="0 0 124 0" draw:points="124,0 0,0">
          <text:p/>
        </draw:polygon>
        <draw:line draw:style-name="gr2" draw:text-style-name="P2" draw:layer="layout" svg:x1="2.032cm" svg:y1="9.119cm" svg:x2="1.908cm" svg:y2="9.119cm">
          <text:p/>
        </draw:line>
        <draw:frame draw:style-name="gr9" draw:text-style-name="P4" draw:layer="layout" svg:width="0.785cm" svg:height="0.581cm" svg:x="1.169cm" svg:y="10.565cm">
          <draw:text-box>
            <text:p text:style-name="P3"><text:span text:style-name="T2">0</text:span><text:span text:style-name="T1">.</text:span><text:span text:style-name="T2">0</text:span></text:p>
          </draw:text-box>
        </draw:frame>
        <draw:polygon draw:style-name="gr1" draw:text-style-name="P1" draw:layer="layout" svg:width="0.123cm" svg:height="0cm" svg:x="1.908cm" svg:y="7.387cm" svg:viewBox="0 0 124 0" draw:points="124,0 0,0">
          <text:p/>
        </draw:polygon>
        <draw:line draw:style-name="gr2" draw:text-style-name="P2" draw:layer="layout" svg:x1="2.032cm" svg:y1="7.387cm" svg:x2="1.908cm" svg:y2="7.387cm">
          <text:p/>
        </draw:line>
        <draw:frame draw:style-name="gr9" draw:text-style-name="P4" draw:layer="layout" svg:width="0.785cm" svg:height="0.581cm" svg:x="1.169cm" svg:y="8.833cm">
          <draw:text-box>
            <text:p text:style-name="P3"><text:span text:style-name="T2">0</text:span><text:span text:style-name="T1">.</text:span><text:span text:style-name="T2">2</text:span></text:p>
          </draw:text-box>
        </draw:frame>
        <draw:polygon draw:style-name="gr1" draw:text-style-name="P1" draw:layer="layout" svg:width="0.123cm" svg:height="0cm" svg:x="1.908cm" svg:y="5.655cm" svg:viewBox="0 0 124 0" draw:points="124,0 0,0">
          <text:p/>
        </draw:polygon>
        <draw:line draw:style-name="gr2" draw:text-style-name="P2" draw:layer="layout" svg:x1="2.032cm" svg:y1="5.655cm" svg:x2="1.908cm" svg:y2="5.655cm">
          <text:p/>
        </draw:line>
        <draw:frame draw:style-name="gr9" draw:text-style-name="P4" draw:layer="layout" svg:width="0.785cm" svg:height="0.581cm" svg:x="1.169cm" svg:y="7.102cm">
          <draw:text-box>
            <text:p text:style-name="P3"><text:span text:style-name="T2">0</text:span><text:span text:style-name="T1">.</text:span><text:span text:style-name="T2">4</text:span></text:p>
          </draw:text-box>
        </draw:frame>
        <draw:polygon draw:style-name="gr1" draw:text-style-name="P1" draw:layer="layout" svg:width="0.123cm" svg:height="0cm" svg:x="1.908cm" svg:y="3.923cm" svg:viewBox="0 0 124 0" draw:points="124,0 0,0">
          <text:p/>
        </draw:polygon>
        <draw:line draw:style-name="gr2" draw:text-style-name="P2" draw:layer="layout" svg:x1="2.032cm" svg:y1="3.923cm" svg:x2="1.908cm" svg:y2="3.923cm">
          <text:p/>
        </draw:line>
        <draw:frame draw:style-name="gr9" draw:text-style-name="P4" draw:layer="layout" svg:width="0.785cm" svg:height="0.581cm" svg:x="1.169cm" svg:y="5.37cm">
          <draw:text-box>
            <text:p text:style-name="P3"><text:span text:style-name="T2">0</text:span><text:span text:style-name="T1">.</text:span><text:span text:style-name="T2">6</text:span></text:p>
          </draw:text-box>
        </draw:frame>
        <draw:polygon draw:style-name="gr1" draw:text-style-name="P1" draw:layer="layout" svg:width="0.123cm" svg:height="0cm" svg:x="1.908cm" svg:y="2.192cm" svg:viewBox="0 0 124 0" draw:points="124,0 0,0">
          <text:p/>
        </draw:polygon>
        <draw:line draw:style-name="gr2" draw:text-style-name="P2" draw:layer="layout" svg:x1="2.032cm" svg:y1="2.192cm" svg:x2="1.908cm" svg:y2="2.192cm">
          <text:p/>
        </draw:line>
        <draw:frame draw:style-name="gr9" draw:text-style-name="P4" draw:layer="layout" svg:width="0.785cm" svg:height="0.581cm" svg:x="1.169cm" svg:y="3.638cm">
          <draw:text-box>
            <text:p text:style-name="P3"><text:span text:style-name="T2">0</text:span><text:span text:style-name="T1">.</text:span><text:span text:style-name="T2">8</text:span></text:p>
          </draw:text-box>
        </draw:frame>
        <draw:frame draw:style-name="gr9" draw:text-style-name="P4" draw:layer="layout" svg:width="0.785cm" svg:height="0.581cm" svg:x="1.169cm" svg:y="1.907cm">
          <draw:text-box>
            <text:p text:style-name="P3"><text:span text:style-name="T2">1</text:span><text:span text:style-name="T1">.</text:span><text:span text:style-name="T2">0</text:span></text:p>
          </draw:text-box>
        </draw:frame>
        <draw:polyline draw:style-name="gr10" draw:text-style-name="P2" draw:layer="layout" svg:width="11.453cm" svg:height="4.709cm" svg:x="2.604cm" svg:y="1.698cm" svg:viewBox="0 0 11454 4710" draw:points="0,865 54,0 107,868 161,722 214,506 268,625 321,623 375,654 428,719 482,813 535,916 589,903 642,661 696,891 749,655 803,1069 856,709 910,1304 963,1067 1017,1191 1071,726 1124,1025 1178,1820 1231,1058 1285,1933 1338,1862 1392,4239 1445,2060 1552,1763 1606,1741 1659,2171 1713,1765 1766,1806 1820,1876 1873,1735 1927,2175 1980,1761 2034,1834 2087,1874 2141,1851 2194,1874 2248,4367 2301,2049 2355,1877 2409,1812 2462,1880 2516,1913 2569,4491 2623,1896 2676,1821 2730,1700 2783,1846 2837,2143 2890,1968 2944,1811 2997,1971 3051,1947 3104,1805 3159,1991 3212,1991 3266,1738 3319,1719 3373,1997 3426,4685 3480,2017 3533,1819 3587,1864 3640,2086 3694,1989 3747,4710 3801,1864 3855,1755 3908,1943 3962,1822 4015,2129 4069,1715 4122,1866 4176,1746 4229,1725 4283,1812 4336,1848 4390,1769 4443,1803 4497,1862 4550,1877 4604,2131 4657,1865 4711,1937 4764,2017 4818,1892 4871,4455 4925,1934 4978,2018 5032,1921 5085,1975 5139,1955 5193,2239 5246,1998 5300,2003 5353,1865 5407,1969 5460,2148 5514,2027 5567,1923 5621,2115 5674,2124 5728,2086 5781,2176 5835,1992 5888,2390 5942,2138 5995,1564 6049,1676 6102,1237 6156,860 6209,711 6263,941 6316,798 6370,436 6423,1032 6477,918 6530,1017 6584,925 6638,1132 6691,939 6745,973 6798,1057 6852,951 6905,887 6959,963 7012,1024 7066,931 7119,977 7173,892 7226,863 7280,1013 7333,975 7440,1001 7494,956 7547,951 7654,893 7708,866 7761,966 7815,868 7868,1032 7922,953 7976,931 8029,876 8083,803 8136,839 8190,816 8243,870 8297,824 8350,879 8404,973 8457,915 8511,887 8564,893 8618,837 8671,813 8725,581 8778,860 8832,657 8885,771 8939,798 8992,654 9046,822 9099,842 9153,849 9206,955 9260,909 9313,926 9367,723 9421,800 9474,792 9528,607 9581,730 9635,777 9688,644 9742,879 9795,774 9849,872 9902,728 9956,746 10009,812 10063,929 10116,916 10170,981 10223,678 10277,855 10330,813 10384,842 10437,799 10491,709 10544,794 10598,846 10651,821 10705,723 10759,783 10812,607 10866,692 10919,652 10973,707 11026,814 11080,870 11133,799 11187,914 11240,685 11294,993 11347,807 11401,752 11454,876">
          <text:p/>
        </draw:polyline>
        <draw:line draw:style-name="gr11" draw:text-style-name="P2" draw:layer="layout" svg:x1="2.032cm" svg:y1="10.85cm" svg:x2="2.032cm" svg:y2="1.463cm">
          <text:p/>
        </draw:line>
        <draw:line draw:style-name="gr11" draw:text-style-name="P2" draw:layer="layout" svg:x1="14.63cm" svg:y1="10.85cm" svg:x2="14.63cm" svg:y2="1.463cm">
          <text:p/>
        </draw:line>
        <draw:line draw:style-name="gr11" draw:text-style-name="P2" draw:layer="layout" svg:x1="2.032cm" svg:y1="10.85cm" svg:x2="14.63cm" svg:y2="10.85cm">
          <text:p/>
        </draw:line>
        <draw:line draw:style-name="gr11" draw:text-style-name="P2" draw:layer="layout" svg:x1="2.032cm" svg:y1="1.463cm" svg:x2="14.63cm" svg:y2="1.463cm">
          <text:p/>
        </draw:line>
        <draw:frame draw:style-name="gr12" draw:text-style-name="P4" draw:layer="layout" svg:width="3.715cm" svg:height="0.581cm" draw:transform="rotate (1.5707963267949) translate (0.476cm 7.743cm)">
          <draw:text-box>
            <text:p text:style-name="P3"><text:span text:style-name="T2">Strain gradient</text:span></text:p>
          </draw:text-box>
        </draw:frame>
        <draw:line draw:style-name="gr13" draw:text-style-name="P2" draw:layer="layout" svg:x1="3.832cm" svg:y1="10.851cm" svg:x2="3.832cm" svg:y2="1.464cm">
          <text:p/>
        </draw:line>
        <draw:line draw:style-name="gr13" draw:text-style-name="P2" draw:layer="layout" svg:x1="8.732cm" svg:y1="10.852cm" svg:x2="8.732cm" svg:y2="1.465cm">
          <text:p/>
        </draw:line>
        <draw:line draw:style-name="gr14" draw:text-style-name="P5" draw:layer="layout" svg:x1="8.763cm" svg:y1="7.874cm" svg:x2="14.605cm" svg:y2="7.874cm">
          <text:p/>
        </draw:line>
        <draw:line draw:style-name="gr15" draw:text-style-name="P5" draw:layer="layout" svg:x1="3.81cm" svg:y1="7.874cm" svg:x2="8.763cm" svg:y2="7.874cm">
          <text:p/>
        </draw:line>
        <draw:line draw:style-name="gr16" draw:text-style-name="P5" draw:layer="layout" svg:x1="2.032cm" svg:y1="7.874cm" svg:x2="3.81cm" svg:y2="7.874cm">
          <text:p/>
        </draw:line>
        <draw:g>
          <svg:title>TexMaths</svg:title>
          <svg:desc>14§display§$\alpha$ phase grain§svg§600§FALSE</svg:desc>
          <draw:polygon draw:style-name="gr17" draw:text-style-name="P6" draw:layer="layout" svg:width="2.936cm" svg:height="0.436cm" svg:x="5.191cm" svg:y="8.129cm" svg:viewBox="0 0 2937 437" draw:points="1469,437 0,437 0,0 2937,0 2937,437">
            <text:p/>
          </draw:polygon>
          <draw:path draw:style-name="gr18" draw:text-style-name="P1" draw:layer="layout" svg:width="0.276cm" svg:height="0.223cm" svg:x="5.211cm" svg:y="8.253cm" svg:viewBox="0 0 277 224" svg:d="M216 102c0-78-47-102-83-102-67 0-133 71-133 140 0 46 29 84 80 84 31 0 67-11 105-41 5 26 22 41 45 41 26 0 42-27 42-35 0-3-5-4-7-4-3 0-5 1-6 4-10 24-27 24-28 24-15 0-15-38-15-51 0-9 0-11 5-16 46-59 56-117 56-117 0-1 0-5-5-5-6 0-6 1-7 11-10 31-26 69-49 98zM182 169c-43 40-81 44-101 44-29 0-45-21-45-53 0-24 13-79 30-104 22-35 49-45 67-45 49 0 49 65 49 104 0 18 0 46 0 54z">
            <text:p/>
          </draw:path>
          <draw:path draw:style-name="gr18" draw:text-style-name="P1" draw:layer="layout" svg:width="0.243cm" svg:height="0.314cm" svg:x="5.684cm" svg:y="8.253cm" svg:viewBox="0 0 244 315" svg:d="M71 32v-32l-71 6v15c35 0 39 3 39 24v232c0 22-5 22-39 22v16c17-2 42-3 56-3 13 0 38 1 56 3v-16c-34 0-39 0-39-22v-84-4c3 8 24 35 60 35 60 0 111-49 111-112s-48-112-104-112c-38 0-59 22-69 32zM73 162v-110c14-25 39-39 64-39 35 0 66 43 66 99 0 60-35 101-71 101-20 0-40-10-52-30-7-11-7-11-7-21z">
            <text:p/>
          </draw:path>
          <draw:path draw:style-name="gr18" draw:text-style-name="P1" draw:layer="layout" svg:width="0.248cm" svg:height="0.342cm" svg:x="5.958cm" svg:y="8.128cm" svg:viewBox="0 0 249 343" svg:d="M39 305c0 22-5 22-39 22v16c17 0 42-2 56-2 13 0 39 2 56 2v-16c-34 0-39 0-39-22v-91c0-52 35-78 67-78 31 0 36 26 36 54v115c0 22-5 22-39 22v16c18 0 44-2 56-2 13 0 39 2 56 2v-16c-26 0-38 0-39-15v-94c0-42 0-57-15-75-7-9-23-18-52-18-42 0-63 29-72 49v-174l-71 6v15c35 0 39 3 39 28z">
            <text:p/>
          </draw:path>
          <draw:path draw:style-name="gr18" draw:text-style-name="P1" draw:layer="layout" svg:width="0.223cm" svg:height="0.226cm" svg:x="6.235cm" svg:y="8.25cm" svg:viewBox="0 0 224 227" svg:d="M144 185c2 19 16 40 38 40 11 0 42-7 42-47v-28h-13v28c0 28-12 32-18 32-17 0-18-22-18-25v-100c0-21 0-39-18-58-20-19-44-27-67-27-41 0-76 24-76 56 0 15 10 24 24 24 12 0 22-10 22-24 0-6-3-22-25-22 13-17 38-23 53-23 24 0 52 20 52 63v18c-25 2-59 3-91 19-36 16-49 42-49 64 0 39 48 52 80 52s54-20 64-42zM140 104v49c0 47-35 64-57 64-24 0-45-18-45-43 0-27 21-68 102-70z">
            <text:p/>
          </draw:path>
          <draw:path draw:style-name="gr18" draw:text-style-name="P1" draw:layer="layout" svg:width="0.161cm" svg:height="0.226cm" svg:x="6.476cm" svg:y="8.25cm" svg:viewBox="0 0 162 227" svg:d="M87 126c11 1 52 10 52 45 0 25-17 46-56 46-42 0-61-29-69-71-1-6-3-9-7-9-7 0-7 4-7 13v66c0 8 0 11 6 11 2 0 2 0 12-10 0 0 0-1 10-11 21 21 43 21 55 21 57 0 79-32 79-69 0-26-15-40-21-46-16-17-35-21-56-24-28-5-61-12-61-40 0-19 12-38 56-38 54 0 57 45 57 60 2 4 6 4 6 4 7 0 7-3 7-12v-51c0-8 0-11-6-11-3 0-3 0-10 6-1 2-7 7-8 8-18-14-39-14-46-14-62 0-80 34-80 60 0 18 8 32 21 44 17 12 31 15 66 22z">
            <text:p/>
          </draw:path>
          <draw:path draw:style-name="gr18" draw:text-style-name="P1" draw:layer="layout" svg:width="0.191cm" svg:height="0.226cm" svg:x="6.668cm" svg:y="8.25cm" svg:viewBox="0 0 192 227" svg:d="M42 97c3-73 45-86 62-86 50 0 56 67 56 86zM41 108h138c11 0 13 0 13-11 0-49-27-97-88-97-58 0-104 50-104 113 0 66 52 114 109 114 60 0 83-55 83-65 0-4-4-5-7-5-4 0-4 3-6 7-18 50-61 50-67 50-25 0-45-14-56-32-15-24-15-57-15-74z">
            <text:p/>
          </draw:path>
          <draw:path draw:style-name="gr18" draw:text-style-name="P1" draw:layer="layout" svg:width="0.226cm" svg:height="0.325cm" svg:x="7.049cm" svg:y="8.247cm" svg:viewBox="0 0 227 326" svg:d="M97 139c-44 0-44-49-44-61 0-14 0-29 7-42 4-5 16-19 37-19 42 0 42 49 42 60 0 14 0 29-7 42-5 6-16 20-35 20zM39 158c0-1 0-14 9-24 18 14 39 16 49 16 44 0 79-34 79-72 0-18-8-36-21-47 19-17 37-20 45-20 2 0 4 0 6 0-6 3-9 7-9 14 0 9 7 14 14 14 6 0 16-4 16-15 0-9-7-24-25-24-12 0-33 3-54 24-21-17-42-18-51-18-47 0-82 33-82 71 0 22 12 41 24 52-7 7-15 24-15 40s7 34 22 44c-31 8-46 30-46 50 0 35 49 63 109 63 59 0 111-25 111-64 0-17-7-42-32-56-27-14-56-14-86-14-12 0-33 0-38 0-15-3-25-18-25-34zM109 313c-49 0-84-25-84-50 0-22 20-42 41-43h29c44 0 98 0 98 43 0 27-35 50-84 50z">
            <text:p/>
          </draw:path>
          <draw:path draw:style-name="gr18" draw:text-style-name="P1" draw:layer="layout" svg:width="0.166cm" svg:height="0.217cm" svg:x="7.294cm" svg:y="8.253cm" svg:viewBox="0 0 167 218" svg:d="M69 55v-55l-69 6v15c35 0 39 3 39 28v132c0 22-5 22-39 22v15c20 0 42-1 56-1 21 0 43 0 63 1v-15h-10c-36 0-38-6-38-22v-77c0-49 21-93 59-93 3 0 4 0 6 0-2 0-11 7-11 20 0 14 9 21 21 21 8 0 21-6 21-21 0-17-16-31-37-31-36 0-54 34-61 55z">
            <text:p/>
          </draw:path>
          <draw:path draw:style-name="gr18" draw:text-style-name="P1" draw:layer="layout" svg:width="0.222cm" svg:height="0.226cm" svg:x="7.492cm" svg:y="8.25cm" svg:viewBox="0 0 223 227" svg:d="M144 185c2 19 16 40 38 40 11 0 41-7 41-47v-28h-12v28c0 28-12 32-18 32-17 0-18-22-18-25v-100c0-21 0-39-18-58-20-19-44-27-67-27-41 0-76 24-76 56 0 15 10 24 24 24 12 0 22-10 22-24 0-6-3-22-25-22 13-17 38-23 53-23 24 0 52 20 52 63v18c-25 2-59 3-91 19-36 16-49 42-49 64 0 39 48 52 80 52s54-20 64-42zM140 104v49c0 47-35 64-57 64-24 0-45-18-45-43 0-27 21-68 102-70z">
            <text:p/>
          </draw:path>
          <draw:path draw:style-name="gr18" draw:text-style-name="P1" draw:layer="layout" svg:width="0.105cm" svg:height="0.329cm" svg:x="7.733cm" svg:y="8.141cm" svg:viewBox="0 0 106 330" svg:d="M71 112l-70 6v15c34 0 38 3 38 27v132c0 23-5 23-39 23v15c15 0 43-1 55-1 18 0 35 1 51 1v-15c-32 0-35-3-35-21zM74 27c0-17-12-27-26-27-16 0-27 14-27 27 0 12 11 25 27 25 14 0 26-10 26-25z">
            <text:p/>
          </draw:path>
          <draw:path draw:style-name="gr18" draw:text-style-name="P1" draw:layer="layout" svg:width="0.248cm" svg:height="0.217cm" svg:x="7.869cm" svg:y="8.253cm" svg:viewBox="0 0 249 218" svg:d="M39 49v132c0 22-5 22-39 22v15c17 0 42-1 56-1 13 0 39 1 56 1v-15c-34 0-39 0-39-22v-91c0-51 35-79 67-79 31 0 36 27 36 55v115c0 22-5 22-39 22v15c18 0 44-1 56-1 13 0 39 1 56 1v-15c-26 0-38 0-39-14v-95c0-42 0-58-15-76-7-8-23-18-52-18-37 0-59 21-73 52v-52l-70 6v15c35 0 39 3 39 28z">
            <text:p/>
          </draw:path>
        </draw:g>
        <draw:g>
          <svg:title>TexMaths</svg:title>
          <svg:desc>14§display§$\alpha$ phase grain§svg§600§FALSE</svg:desc>
          <draw:polygon draw:style-name="gr17" draw:text-style-name="P6" draw:layer="layout" svg:width="2.936cm" svg:height="0.436cm" svg:x="10.033cm" svg:y="8.192cm" svg:viewBox="0 0 2937 437" draw:points="1469,437 0,437 0,0 2937,0 2937,437">
            <text:p/>
          </draw:polygon>
          <draw:path draw:style-name="gr18" draw:text-style-name="P1" draw:layer="layout" svg:width="0.276cm" svg:height="0.223cm" svg:x="10.053cm" svg:y="8.316cm" svg:viewBox="0 0 277 224" svg:d="M216 102c0-78-47-102-83-102-67 0-133 71-133 140 0 46 29 84 80 84 31 0 67-11 105-41 5 26 22 41 45 41 26 0 42-27 42-35 0-3-5-4-7-4-3 0-5 1-6 4-10 24-27 24-28 24-15 0-15-38-15-51 0-9 0-11 5-16 46-59 56-117 56-117 0-1 0-5-5-5-6 0-6 1-7 11-10 31-26 69-49 98zM182 169c-43 40-81 44-101 44-29 0-45-21-45-53 0-24 13-79 30-104 22-35 49-45 67-45 49 0 49 65 49 104 0 18 0 46 0 54z">
            <text:p/>
          </draw:path>
          <draw:path draw:style-name="gr18" draw:text-style-name="P1" draw:layer="layout" svg:width="0.243cm" svg:height="0.314cm" svg:x="10.526cm" svg:y="8.316cm" svg:viewBox="0 0 244 315" svg:d="M71 32v-32l-71 6v15c35 0 39 3 39 24v232c0 22-5 22-39 22v16c17-2 42-3 56-3 13 0 38 1 56 3v-16c-34 0-39 0-39-22v-84-4c3 8 24 35 60 35 60 0 111-49 111-112s-48-112-104-112c-38 0-59 22-69 32zM73 162v-110c14-25 39-39 64-39 35 0 66 43 66 99 0 60-35 101-71 101-20 0-40-10-52-30-7-11-7-11-7-21z">
            <text:p/>
          </draw:path>
          <draw:path draw:style-name="gr18" draw:text-style-name="P1" draw:layer="layout" svg:width="0.248cm" svg:height="0.342cm" svg:x="10.8cm" svg:y="8.191cm" svg:viewBox="0 0 249 343" svg:d="M39 305c0 22-5 22-39 22v16c17 0 42-2 56-2 13 0 39 2 56 2v-16c-34 0-39 0-39-22v-91c0-52 35-78 67-78 31 0 36 26 36 54v115c0 22-5 22-39 22v16c18 0 44-2 56-2 13 0 39 2 56 2v-16c-26 0-38 0-39-15v-94c0-42 0-57-15-75-7-9-23-18-52-18-42 0-63 29-72 49v-174l-71 6v15c35 0 39 3 39 28z">
            <text:p/>
          </draw:path>
          <draw:path draw:style-name="gr18" draw:text-style-name="P1" draw:layer="layout" svg:width="0.223cm" svg:height="0.226cm" svg:x="11.077cm" svg:y="8.313cm" svg:viewBox="0 0 224 227" svg:d="M144 185c2 19 16 40 38 40 11 0 42-7 42-47v-28h-13v28c0 28-12 32-18 32-17 0-18-22-18-25v-100c0-21 0-39-18-58-20-19-44-27-67-27-41 0-76 24-76 56 0 15 10 24 24 24 12 0 22-10 22-24 0-6-3-22-25-22 13-17 38-23 53-23 24 0 52 20 52 63v18c-25 2-59 3-91 19-36 16-49 42-49 64 0 39 48 52 80 52s54-20 64-42zM140 104v49c0 47-35 64-57 64-24 0-45-18-45-43 0-27 21-68 102-70z">
            <text:p/>
          </draw:path>
          <draw:path draw:style-name="gr18" draw:text-style-name="P1" draw:layer="layout" svg:width="0.161cm" svg:height="0.226cm" svg:x="11.318cm" svg:y="8.313cm" svg:viewBox="0 0 162 227" svg:d="M87 126c11 1 52 10 52 45 0 25-17 46-56 46-42 0-61-29-69-71-1-6-3-9-7-9-7 0-7 4-7 13v66c0 8 0 11 6 11 2 0 2 0 12-10 0 0 0-1 10-11 21 21 43 21 55 21 57 0 79-32 79-69 0-26-15-40-21-46-16-17-35-21-56-24-28-5-61-12-61-40 0-19 12-38 56-38 54 0 57 45 57 60 2 4 6 4 6 4 7 0 7-3 7-12v-51c0-8 0-11-6-11-3 0-3 0-10 6-1 2-7 7-8 8-18-14-39-14-46-14-62 0-80 34-80 60 0 18 8 32 21 44 17 12 31 15 66 22z">
            <text:p/>
          </draw:path>
          <draw:path draw:style-name="gr18" draw:text-style-name="P1" draw:layer="layout" svg:width="0.191cm" svg:height="0.226cm" svg:x="11.51cm" svg:y="8.313cm" svg:viewBox="0 0 192 227" svg:d="M42 97c3-73 45-86 62-86 50 0 56 67 56 86zM41 108h138c11 0 13 0 13-11 0-49-27-97-88-97-58 0-104 50-104 113 0 66 52 114 109 114 60 0 83-55 83-65 0-4-4-5-7-5-4 0-4 3-6 7-18 50-61 50-67 50-25 0-45-14-56-32-15-24-15-57-15-74z">
            <text:p/>
          </draw:path>
          <draw:path draw:style-name="gr18" draw:text-style-name="P1" draw:layer="layout" svg:width="0.226cm" svg:height="0.325cm" svg:x="11.891cm" svg:y="8.31cm" svg:viewBox="0 0 227 326" svg:d="M97 139c-44 0-44-49-44-61 0-14 0-29 7-42 4-5 16-19 37-19 42 0 42 49 42 60 0 14 0 29-7 42-5 6-16 20-35 20zM39 158c0-1 0-14 9-24 18 14 39 16 49 16 44 0 79-34 79-72 0-18-8-36-21-47 19-17 37-20 45-20 2 0 4 0 6 0-6 3-9 7-9 14 0 9 7 14 14 14 6 0 16-4 16-15 0-9-7-24-25-24-12 0-33 3-54 24-21-17-42-18-51-18-47 0-82 33-82 71 0 22 12 41 24 52-7 7-15 24-15 40s7 34 22 44c-31 8-46 30-46 50 0 35 49 63 109 63 59 0 111-25 111-64 0-17-7-42-32-56-27-14-56-14-86-14-12 0-33 0-38 0-15-3-25-18-25-34zM109 313c-49 0-84-25-84-50 0-22 20-42 41-43h29c44 0 98 0 98 43 0 27-35 50-84 50z">
            <text:p/>
          </draw:path>
          <draw:path draw:style-name="gr18" draw:text-style-name="P1" draw:layer="layout" svg:width="0.166cm" svg:height="0.217cm" svg:x="12.136cm" svg:y="8.316cm" svg:viewBox="0 0 167 218" svg:d="M69 55v-55l-69 6v15c35 0 39 3 39 28v132c0 22-5 22-39 22v15c20 0 42-1 56-1 21 0 43 0 63 1v-15h-10c-36 0-38-6-38-22v-77c0-49 21-93 59-93 3 0 4 0 6 0-2 0-11 7-11 20 0 14 9 21 21 21 8 0 21-6 21-21 0-17-16-31-37-31-36 0-54 34-61 55z">
            <text:p/>
          </draw:path>
          <draw:path draw:style-name="gr18" draw:text-style-name="P1" draw:layer="layout" svg:width="0.222cm" svg:height="0.226cm" svg:x="12.334cm" svg:y="8.313cm" svg:viewBox="0 0 223 227" svg:d="M144 185c2 19 16 40 38 40 11 0 41-7 41-47v-28h-12v28c0 28-12 32-18 32-17 0-18-22-18-25v-100c0-21 0-39-18-58-20-19-44-27-67-27-41 0-76 24-76 56 0 15 10 24 24 24 12 0 22-10 22-24 0-6-3-22-25-22 13-17 38-23 53-23 24 0 52 20 52 63v18c-25 2-59 3-91 19-36 16-49 42-49 64 0 39 48 52 80 52s54-20 64-42zM140 104v49c0 47-35 64-57 64-24 0-45-18-45-43 0-27 21-68 102-70z">
            <text:p/>
          </draw:path>
          <draw:path draw:style-name="gr18" draw:text-style-name="P1" draw:layer="layout" svg:width="0.105cm" svg:height="0.329cm" svg:x="12.575cm" svg:y="8.204cm" svg:viewBox="0 0 106 330" svg:d="M71 112l-70 6v15c34 0 38 3 38 27v132c0 23-5 23-39 23v15c15 0 43-1 55-1 18 0 35 1 51 1v-15c-32 0-35-3-35-21zM74 27c0-17-12-27-26-27-16 0-27 14-27 27 0 12 11 25 27 25 14 0 26-10 26-25z">
            <text:p/>
          </draw:path>
          <draw:path draw:style-name="gr18" draw:text-style-name="P1" draw:layer="layout" svg:width="0.248cm" svg:height="0.217cm" svg:x="12.711cm" svg:y="8.316cm" svg:viewBox="0 0 249 218" svg:d="M39 49v132c0 22-5 22-39 22v15c17 0 42-1 56-1 13 0 39 1 56 1v-15c-34 0-39 0-39-22v-91c0-51 35-79 67-79 31 0 36 27 36 55v115c0 22-5 22-39 22v15c18 0 44-1 56-1 13 0 39 1 56 1v-15c-26 0-38 0-39-14v-95c0-42 0-58-15-76-7-8-23-18-52-18-37 0-59 21-73 52v-52l-70 6v15c35 0 39 3 39 28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puter Modern1" svg:font-family="'Computer Modern'"/>
    <style:font-face style:name="Computer Modern" svg:font-family="'Computer Modern'"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16.256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2-20T14:49:26.758232468</dc:date>
    <meta:editing-duration>PT3H21M19S</meta:editing-duration>
    <meta:editing-cycles>4</meta:editing-cycles>
    <meta:generator>LibreOffice/5.1.6.2$Linux_X86_64 LibreOffice_project/10m0$Build-2</meta:generator>
    <meta:document-statistic meta:object-count="71"/>
  </office:meta>
</office:document-meta>
</file>